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f8de"/>
    </style:style>
    <style:style style:name="P2" style:family="paragraph" style:parent-style-name="Standard">
      <style:text-properties officeooo:rsid="0015f8de" officeooo:paragraph-rsid="0015f8de"/>
    </style:style>
    <style:style style:name="T1" style:family="text">
      <style:text-properties officeooo:rsid="0015f8de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15f8de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</text:span><text:span text:style-name="T2">ASO 1: Sustantivos.</text:span></text:p>
      <text:p text:style-name="P1"><text:span text:style-name="T3">Compañía médica, sistema de avisos, visitante, usuario ( paciente , personal ( administrativo , sanitario(enfermero, médico)))</text:span></text:p>
      <text:p text:style-name="P2"><text:span text:style-name="T2">consulta, cura, medicamento, tratamiento, prueba médica, especialista </text:span></text:p>
      <text:p text:style-name="P2"><text:span text:style-name="T2">horario, contrato, </text:span></text:p>
      <text:p text:style-name="P2"><text:span text:style-name="T2">recurso </text:span></text:p>
      <text:p text:style-name="P2"><text:span text:style-name="T2">valoración </text:span></text:p>
      <text:p text:style-name="P2"><text:span text:style-name="T2">diagnostico, asistencia, prueba, resultados </text:span></text:p>
      <text:p text:style-name="P2"><text:span text:style-name="T2"/></text:p>
      <text:p text:style-name="P2"><text:span text:style-name="T2">PASO 2: Sinónimos.</text:span></text:p>
      <text:p text:style-name="P1"><text:span text:style-name="T3"/></text:p>
      <text:p text:style-name="P2"><text:span text:style-name="T2">horario, contrato, <text:s/></text:span></text:p>
      <text:p text:style-name="P2"><text:span text:style-name="T2">valoración </text:span></text:p>
      <text:p text:style-name="P2"><text:span text:style-name="T2">asistenci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06T19:49:14.659000000</meta:creation-date>
    <dc:date>2022-05-06T20:35:15.339000000</dc:date>
    <meta:editing-duration>PT25M</meta:editing-duration>
    <meta:editing-cycles>1</meta:editing-cycles>
    <meta:document-statistic meta:table-count="0" meta:image-count="0" meta:object-count="0" meta:page-count="1" meta:paragraph-count="11" meta:word-count="41" meta:character-count="357" meta:non-whitespace-character-count="319"/>
    <meta:generator>LibreOffice/6.3.4.2$Windows_X86_64 LibreOffice_project/60da17e045e08f1793c57c00ba83cdfce946d0aa</meta:generator>
  </office:meta>
</office:document-meta>
</file>